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1.39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4" style:family="table-row">
      <style:table-row-properties style:min-row-height="1.201cm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officeooo:rsid="004d6b9b" officeooo:paragraph-rsid="00600e7a" style:font-size-asian="10pt" style:font-size-complex="10pt"/>
    </style:style>
    <style:style style:name="P2" style:family="paragraph" style:parent-style-name="Table_20_Contents">
      <style:text-properties style:font-name="Liberation Sans" fo:font-size="10pt" fo:language="es" fo:country="MX" officeooo:rsid="0047dc01" officeooo:paragraph-rsid="002c76de" style:font-size-asian="10pt" style:font-size-complex="10pt"/>
    </style:style>
    <style:style style:name="P3" style:family="paragraph" style:parent-style-name="Table_20_Contents">
      <style:text-properties officeooo:paragraph-rsid="002c76de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174d15" officeooo:paragraph-rsid="002c76de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47dc01" officeooo:paragraph-rsid="002c76de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11b52e" officeooo:paragraph-rsid="002c76de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paragraph-rsid="002c76de"/>
    </style:style>
    <style:style style:name="P8" style:family="paragraph" style:parent-style-name="Table_20_Contents">
      <style:paragraph-properties fo:margin-top="0cm" fo:margin-bottom="0cm" style:contextual-spacing="false"/>
      <style:text-properties fo:language="es" fo:country="ES" officeooo:paragraph-rsid="002c76de"/>
    </style:style>
    <style:style style:name="P9" style:family="paragraph" style:parent-style-name="Table">
      <style:paragraph-properties fo:keep-with-next="always"/>
      <style:text-properties style:font-name="Liberation Sans" fo:font-size="11pt" style:font-size-asian="11pt" style:font-size-complex="11pt"/>
    </style:style>
    <style:style style:name="P10" style:family="paragraph" style:parent-style-name="Contents_20_Heading">
      <style:text-properties style:font-name="Liberation Sans" fo:font-size="11pt" style:font-size-asian="11pt" style:font-size-complex="11pt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708a85" style:font-size-asian="11pt" style:font-size-complex="11pt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cm" fo:margin-right="0cm" fo:margin-top="0cm" fo:margin-bottom="0cm" style:contextual-spacing="true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7dfd96" style:font-name-asian="Songti SC" style:font-size-asian="9pt" style:font-weight-asian="normal" style:font-name-complex="Arial Unicode MS" style:font-size-complex="9pt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f6815" officeooo:paragraph-rsid="005bdd55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3b8490" officeooo:paragraph-rsid="0075150a" style:font-size-asian="11pt" style:font-size-complex="11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iberation Sans" fo:letter-spacing="normal" fo:font-style="normal" fo:font-weight="normal" officeooo:paragraph-rsid="003b8490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8ea1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6346c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bb0b6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a26d1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baaf9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8b9f36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size="11pt" officeooo:paragraph-rsid="00346877" style:font-size-asian="11pt" style:font-size-complex="11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ans-serif" fo:font-size="7.30000019073486pt" fo:letter-spacing="normal" fo:font-style="normal" fo:font-weight="normal" officeooo:rsid="0075150a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ans-serif" fo:font-size="7.30000019073486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30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3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32" style:family="paragraph" style:parent-style-name="Heading_20_3">
      <style:paragraph-properties fo:margin-top="0cm" fo:margin-bottom="0.499cm" style:contextual-spacing="false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7ca00e" style:font-name-asian="Songti SC" style:font-size-asian="14pt" style:font-weight-asian="normal" style:font-name-complex="Arial Unicode MS" style:font-size-complex="14pt" style:font-weight-complex="normal"/>
    </style:style>
    <style:style style:name="P33" style:family="paragraph" style:parent-style-name="Heading_20_3">
      <style:paragraph-properties fo:margin-top="0cm" fo:margin-bottom="0.499cm" style:contextual-spacing="false" fo:line-height="100%" fo:orphans="2" fo:widows="2"/>
      <style:text-properties fo:font-variant="normal" fo:text-transform="none" style:use-window-font-color="true" loext:opacity="0%" style:font-name="Liberation Sans" fo:font-size="14pt" fo:letter-spacing="normal" fo:language="es" fo:country="MX" fo:font-style="normal" fo:font-weight="normal" officeooo:rsid="00d53ba5" officeooo:paragraph-rsid="007dfd96" style:font-name-asian="Songti SC" style:font-size-asian="14pt" style:font-weight-asian="normal" style:font-name-complex="Arial Unicode MS" style:font-size-complex="14pt" style:font-weight-complex="normal"/>
    </style:style>
    <style:style style:name="P34" style:family="paragraph" style:parent-style-name="Heading_20_2">
      <style:paragraph-properties fo:margin-top="0cm" fo:margin-bottom="0.499cm" style:contextual-spacing="false"/>
      <style:text-properties fo:color="#808080" loext:opacity="100%" style:font-name="Liberation Sans" fo:font-size="14pt" fo:font-weight="normal" officeooo:paragraph-rsid="007ca00e" style:font-name-asian="Songti SC" style:font-size-asian="14pt" style:font-weight-asian="normal" style:font-name-complex="Arial Unicode MS" style:font-size-complex="14pt" style:font-weight-complex="normal"/>
    </style:style>
    <style:style style:name="P35" style:family="paragraph" style:parent-style-name="Preformatted_20_Text">
      <style:paragraph-properties fo:margin-top="0cm" fo:margin-bottom="0cm" style:contextual-spacing="tru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36" style:family="paragraph" style:parent-style-name="Preformatted_20_Text">
      <style:paragraph-properties fo:margin-top="0cm" fo:margin-bottom="0cm" style:contextual-spacing="true" fo:line-height="100%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37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Sans" fo:font-size="9pt" fo:letter-spacing="normal" fo:language="es" fo:country="MX" fo:font-style="normal" fo:font-weight="normal" officeooo:rsid="00d53ba5" officeooo:paragraph-rsid="007ca00e" style:font-name-asian="Songti SC" style:font-size-asian="9pt" style:font-weight-asian="normal" style:font-name-complex="Arial Unicode MS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d53ba5" officeooo:paragraph-rsid="007ca00e" style:font-name-asian="Songti SC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1" fo:font-size="9pt" fo:letter-spacing="normal" fo:language="es" fo:country="MX" fo:font-style="normal" fo:font-weight="normal" officeooo:rsid="00d53ba5" officeooo:paragraph-rsid="007ca00e" style:font-name-asian="Songti SC" style:font-size-asian="9pt" style:font-weight-asian="normal" style:font-name-complex="Arial Unicode MS" style:font-size-complex="9pt" style:font-weight-complex="normal"/>
    </style:style>
    <style:style style:name="P40" style:family="paragraph" style:parent-style-name="Text_20_body">
      <style:paragraph-properties fo:margin-top="0cm" fo:margin-bottom="0cm" style:contextual-spacing="true" fo:line-height="100%" fo:orphans="2" fo:widows="2"/>
      <style:text-properties fo:font-variant="normal" fo:text-transform="none" style:use-window-font-color="true" loext:opacity="0%" style:font-name="Liberation Mono1" fo:font-size="9pt" fo:letter-spacing="normal" fo:language="es" fo:country="MX" fo:font-style="normal" fo:font-weight="normal" officeooo:rsid="00d53ba5" officeooo:paragraph-rsid="007dfd96" style:font-name-asian="Songti SC" style:font-size-asian="9pt" style:font-weight-asian="normal" style:font-name-complex="Arial Unicode MS" style:font-size-complex="9pt" style:font-weight-complex="normal"/>
    </style:style>
    <style:style style:name="P41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P42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43" style:family="paragraph" style:parent-style-name="Heading_20_2">
      <style:text-properties fo:color="#808080" loext:opacity="100%" style:font-name="Liberation Sans" fo:font-size="14pt" fo:font-weight="normal" officeooo:paragraph-rsid="007dfd96" style:font-size-asian="14pt" style:font-weight-asian="normal" style:font-size-complex="14pt" style:font-weight-complex="normal"/>
    </style:style>
    <style:style style:name="P44" style:family="paragraph" style:parent-style-name="Heading_20_2">
      <style:text-properties fo:color="#808080" loext:opacity="100%" style:font-name="Liberation Sans" fo:font-size="14pt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P45" style:family="paragraph" style:parent-style-name="Text_20_body">
      <style:text-properties officeooo:paragraph-rsid="00265c9d"/>
    </style:style>
    <style:style style:name="P4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line-height="100%"/>
      <style:text-properties fo:font-size="18pt" officeooo:paragraph-rsid="001b8ea1" style:font-size-asian="18pt" style:font-size-complex="18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officeooo:rsid="00600e7a"/>
    </style:style>
    <style:style style:name="T3" style:family="text">
      <style:text-properties style:font-name="Liberation Mono1" fo:font-style="italic" style:font-style-asian="italic" style:font-style-complex="italic"/>
    </style:style>
    <style:style style:name="T4" style:family="text">
      <style:text-properties style:font-name="Liberation Mono1" fo:font-size="11pt"/>
    </style:style>
    <style:style style:name="T5" style:family="text">
      <style:text-properties style:font-name="Liberation Mono1" fo:font-size="11pt" officeooo:rsid="0016ed69" style:font-size-asian="11pt" style:font-size-complex="11pt"/>
    </style:style>
    <style:style style:name="T6" style:family="text">
      <style:text-properties style:font-name="Liberation Mono1" fo:font-size="11pt" officeooo:rsid="001b8ea1" style:font-size-asian="11pt" style:font-size-complex="11pt"/>
    </style:style>
    <style:style style:name="T7" style:family="text">
      <style:text-properties style:font-name="Liberation Mono1" fo:font-size="11pt" officeooo:rsid="003885e9"/>
    </style:style>
    <style:style style:name="T8" style:family="text">
      <style:text-properties style:font-name="Liberation Mono1" fo:font-size="10pt" fo:language="es" fo:country="MX"/>
    </style:style>
    <style:style style:name="T9" style:family="text">
      <style:text-properties style:font-name="Liberation Mono1" style:font-weight-asian="normal" style:font-weight-complex="normal"/>
    </style:style>
    <style:style style:name="T10" style:family="text">
      <style:text-properties style:font-name="Liberation Mono1" officeooo:rsid="007ca00e"/>
    </style:style>
    <style:style style:name="T11" style:family="text">
      <style:text-properties style:font-name="Liberation Mono1" officeooo:rsid="007dfd96"/>
    </style:style>
    <style:style style:name="T12" style:family="text">
      <style:text-properties style:font-name="Liberation Mono1" officeooo:rsid="00265c9d"/>
    </style:style>
    <style:style style:name="T13" style:family="text">
      <style:text-properties fo:color="#808080" loext:opacity="100%" style:font-name="Liberation Mono1" fo:font-size="9pt" officeooo:rsid="00600e7a" style:font-size-asian="9pt" style:font-size-complex="9pt"/>
    </style:style>
    <style:style style:name="T14" style:family="text">
      <style:text-properties fo:color="#808080" loext:opacity="100%" style:font-name="Liberation Mono1" fo:font-size="9pt" fo:language="es" fo:country="MX" officeooo:rsid="002878d2" style:font-size-asian="9pt" style:font-size-complex="9pt"/>
    </style:style>
    <style:style style:name="T15" style:family="text">
      <style:text-properties fo:color="#808080" loext:opacity="100%" style:font-name="Liberation Mono1" officeooo:rsid="00600e7a"/>
    </style:style>
    <style:style style:name="T16" style:family="text">
      <style:text-properties fo:color="#808080" loext:opacity="100%" style:font-name="Liberation Mono1" fo:font-weight="bold" style:font-weight-asian="bold" style:font-weight-complex="bold"/>
    </style:style>
    <style:style style:name="T17" style:family="text">
      <style:text-properties fo:color="#808080" loext:opacity="100%" style:font-name="Liberation Mono1" fo:font-size="11pt" fo:font-weight="bold" officeooo:rsid="002766ca" style:font-name-asian="Liberation Mono" style:font-size-asian="11pt" style:font-weight-asian="bold" style:font-name-complex="Liberation Mono" style:font-size-complex="11pt" style:font-weight-complex="bold"/>
    </style:style>
    <style:style style:name="T18" style:family="text">
      <style:text-properties fo:color="#808080" loext:opacity="100%" style:font-name="Liberation Mono1" fo:font-size="11pt" fo:font-weight="bold" officeooo:rsid="003885e9" style:font-weight-asian="bold" style:font-weight-complex="bold"/>
    </style:style>
    <style:style style:name="T19" style:family="text">
      <style:text-properties fo:color="#808080" loext:opacity="100%" style:font-name="Liberation Mono1" fo:font-size="11pt" fo:font-weight="bold" officeooo:rsid="00389119" style:font-weight-asian="bold" style:font-weight-complex="bold"/>
    </style:style>
    <style:style style:name="T20" style:family="text">
      <style:text-properties fo:color="#808080" loext:opacity="100%" style:font-name="Liberation Mono1" fo:font-size="11pt" fo:font-weight="bold" officeooo:rsid="00ec2012" style:font-size-asian="11pt" style:font-weight-asian="bold" style:font-size-complex="11pt" style:font-weight-complex="bold"/>
    </style:style>
    <style:style style:name="T21" style:family="text">
      <style:text-properties fo:color="#0000ff" loext:opacity="100%" fo:font-weight="bold" style:font-weight-asian="bold" style:font-weight-complex="bold"/>
    </style:style>
    <style:style style:name="T22" style:family="text">
      <style:text-properties fo:color="#0000ff" loext:opacity="100%" fo:font-weight="bold" officeooo:rsid="00ae861c" style:font-weight-asian="bold" style:font-weight-complex="bold"/>
    </style:style>
    <style:style style:name="T23" style:family="text">
      <style:text-properties fo:color="#0000ff" loext:opacity="100%" style:font-name="Liberation Sans" fo:font-size="11pt" fo:font-weight="bold" officeooo:rsid="00ec2012" style:font-size-asian="11pt" style:font-weight-asian="bold" style:font-size-complex="11pt" style:font-weight-complex="bold"/>
    </style:style>
    <style:style style:name="T24" style:family="text">
      <style:text-properties fo:color="#0000ff" loext:opacity="100%" style:font-name="Liberation Sans" fo:font-size="11pt" fo:font-weight="bold" officeooo:rsid="01625bbb" style:font-size-asian="11pt" style:font-weight-asian="bold" style:font-size-complex="11pt" style:font-weight-complex="bold"/>
    </style:style>
    <style:style style:name="T25" style:family="text">
      <style:text-properties fo:font-style="normal" officeooo:rsid="000eb537" style:font-style-asian="normal" style:font-style-complex="normal"/>
    </style:style>
    <style:style style:name="T26" style:family="text">
      <style:text-properties fo:font-style="normal" officeooo:rsid="0018fa85" style:font-style-asian="normal" style:font-style-complex="normal"/>
    </style:style>
    <style:style style:name="T27" style:family="text">
      <style:text-properties fo:font-style="normal" officeooo:rsid="00236e14" style:font-style-asian="normal" style:font-style-complex="normal"/>
    </style:style>
    <style:style style:name="T28" style:family="text">
      <style:text-properties fo:font-style="normal" officeooo:rsid="0027e5c8" style:font-style-asian="normal" style:font-style-complex="normal"/>
    </style:style>
    <style:style style:name="T29" style:family="text">
      <style:text-properties fo:font-style="normal" officeooo:rsid="01198cc4" style:font-style-asian="normal" style:font-style-complex="normal"/>
    </style:style>
    <style:style style:name="T30" style:family="text">
      <style:text-properties style:font-name="sans-serif" fo:font-size="10pt" fo:language="es" fo:country="MX" fo:font-style="normal" officeooo:rsid="001f8c35" style:font-size-asian="10pt" style:font-style-asian="normal" style:font-size-complex="10pt" style:font-style-complex="normal"/>
    </style:style>
    <style:style style:name="T31" style:family="text">
      <style:text-properties style:font-name="sans-serif" fo:font-size="10pt" fo:language="es" fo:country="MX" fo:font-style="normal" officeooo:rsid="000ea4fb" style:font-size-asian="10pt" style:font-style-asian="normal" style:font-size-complex="10pt" style:font-style-complex="normal"/>
    </style:style>
    <style:style style:name="T32" style:family="text">
      <style:text-properties style:font-name="sans-serif" fo:font-size="10pt" fo:language="es" fo:country="MX" fo:font-style="normal" officeooo:rsid="001cb62c" style:font-size-asian="10pt" style:font-style-asian="normal" style:font-size-complex="10pt" style:font-style-complex="normal"/>
    </style:style>
    <style:style style:name="T33" style:family="text">
      <style:text-properties style:font-name="sans-serif" fo:font-size="10pt" fo:language="es" fo:country="MX" fo:font-style="normal" officeooo:rsid="000dcd2c" style:font-size-asian="10pt" style:font-style-asian="normal" style:font-size-complex="10pt" style:font-style-complex="normal"/>
    </style:style>
    <style:style style:name="T34" style:family="text">
      <style:text-properties style:font-name="sans-serif" officeooo:rsid="00265c9d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65c9d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f6815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6346c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77c60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45142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e20d4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4b2c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5547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b982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746f3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aaf9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0f66a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01f2f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e0a10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6e14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cd82" style:font-size-asian="11pt" style:font-size-complex="11pt"/>
    </style:style>
    <style:style style:name="T5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deb2" style:font-size-asian="11pt" style:font-size-complex="11pt"/>
    </style:style>
    <style:style style:name="T5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7ea3b" style:font-size-asian="11pt" style:font-size-complex="11pt"/>
    </style:style>
    <style:style style:name="T5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37747" style:font-size-asian="11pt" style:font-size-complex="11pt"/>
    </style:style>
    <style:style style:name="T5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aa532" style:font-size-asian="11pt" style:font-size-complex="11pt"/>
    </style:style>
    <style:style style:name="T5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f6815" style:font-size-asian="11pt" style:font-size-complex="11pt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746f3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49dfb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7ea3b" style:font-name-asian="Liberation Mono" style:font-size-asian="11pt" style:font-name-complex="Liberation Mono" style:font-size-complex="11pt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cd82" style:font-name-asian="Liberation Mono" style:font-size-asian="11pt" style:font-name-complex="Liberation Mono" style:font-size-complex="11pt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37747" style:font-name-asian="Liberation Mono" style:font-size-asian="11pt" style:font-name-complex="Liberation Mono" style:font-size-complex="11pt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8af67" style:font-name-asian="Liberation Mono" style:font-size-asian="11pt" style:font-name-complex="Liberation Mono" style:font-size-complex="11pt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b752e" style:font-name-asian="Liberation Mono" style:font-size-asian="11pt" style:font-name-complex="Liberation Mono" style:font-size-complex="11pt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7023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cb62c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9426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b3959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f369e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cb5bc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f6815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13c741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419436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1081dd2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acfa86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c7f30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691155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831a35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/>
    </style:style>
    <style:style style:name="T80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6baaf9"/>
    </style:style>
    <style:style style:name="T81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726bd1"/>
    </style:style>
    <style:style style:name="T82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749bbd"/>
    </style:style>
    <style:style style:name="T83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8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36e14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aa532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f6815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3b982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4c4a6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746f3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0f66a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baaf9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1cd82" style:font-name-asian="Liberation Mono" style:font-size-asian="11pt" style:font-name-complex="Liberation Mono" style:font-size-complex="11pt"/>
    </style:style>
    <style:style style:name="T93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style:text-underline-style="none" fo:font-weight="normal" officeooo:rsid="008b2994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style:text-underline-style="none" fo:font-weight="normal" officeooo:rsid="0077e8e7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style:text-underline-style="none" fo:font-weight="normal" officeooo:rsid="0046346c" style:font-name-asian="Liberation Mono" style:font-size-asian="11pt" style:font-name-complex="Liberation Mono" style:font-size-complex="11pt"/>
    </style:style>
    <style:style style:name="T96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409426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407023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3bd5f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23434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2f6815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691155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406c9f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13c741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419436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6a26d1" style:font-size-asian="11pt" style:font-size-complex="11pt"/>
    </style:style>
    <style:style style:name="T106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/>
    </style:style>
    <style:style style:name="T107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6baaf9"/>
    </style:style>
    <style:style style:name="T108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749bbd"/>
    </style:style>
    <style:style style:name="T109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726bd1"/>
    </style:style>
    <style:style style:name="T110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742406"/>
    </style:style>
    <style:style style:name="T111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12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13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14" style:family="text">
      <style:text-properties fo:font-variant="normal" fo:text-transform="none" fo:color="#800080" loext:opacity="100%" style:font-name="Liberation Sans" fo:font-size="11pt" fo:letter-spacing="normal" fo:font-style="normal" fo:font-weight="normal" style:font-size-asian="11pt" style:font-size-complex="11pt"/>
    </style:style>
    <style:style style:name="T115" style:family="text">
      <style:text-properties fo:font-variant="normal" fo:text-transform="none" fo:color="#800080" loext:opacity="100%" style:font-name="Liberation Sans" fo:font-size="11pt" fo:letter-spacing="normal" fo:font-style="normal" fo:font-weight="normal" officeooo:rsid="0075150a" style:font-size-asian="11pt" style:font-size-complex="11pt"/>
    </style:style>
    <style:style style:name="T116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2f6815" style:font-size-asian="11pt" style:font-size-complex="11pt"/>
    </style:style>
    <style:style style:name="T117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/>
    </style:style>
    <style:style style:name="T118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 officeooo:rsid="006baaf9"/>
    </style:style>
    <style:style style:name="T119" style:family="text">
      <style:text-properties fo:font-variant="normal" fo:text-transform="none" fo:color="#000080" loext:opacity="100%" style:font-name="Liberation Sans" fo:letter-spacing="normal" fo:language="es" fo:country="ES" fo:font-style="normal" style:text-underline-style="solid" style:text-underline-width="auto" style:text-underline-color="font-color" fo:font-weight="normal"/>
    </style:style>
    <style:style style:name="T120" style:family="text">
      <style:text-properties fo:font-variant="normal" fo:text-transform="none" style:use-window-font-color="true" loext:opacity="0%" style:font-name="Liberation Mono1" fo:font-size="11pt" fo:letter-spacing="normal" fo:language="es" fo:country="MX" fo:font-style="normal" fo:font-weight="normal" officeooo:rsid="007cb5bc" style:font-size-asian="11pt" style:font-size-complex="11pt"/>
    </style:style>
    <style:style style:name="T12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30f66a" style:font-size-asian="11pt" style:font-weight-asian="bold" style:font-size-complex="11pt" style:font-weight-complex="bold"/>
    </style:style>
    <style:style style:name="T122" style:family="text">
      <style:text-properties officeooo:rsid="0016fe59"/>
    </style:style>
    <style:style style:name="T123" style:family="text">
      <style:text-properties style:font-name="Liberation Sans"/>
    </style:style>
    <style:style style:name="T124" style:family="text">
      <style:text-properties style:font-name="Liberation Sans" fo:font-size="11pt" style:font-size-asian="11pt" style:font-size-complex="11pt"/>
    </style:style>
    <style:style style:name="T125" style:family="text">
      <style:text-properties style:font-name="Liberation Sans" fo:font-size="11pt" officeooo:rsid="000b0e86" style:font-size-asian="11pt" style:font-size-complex="11pt"/>
    </style:style>
    <style:style style:name="T126" style:family="text">
      <style:text-properties style:font-name="Liberation Sans" fo:font-size="11pt" officeooo:rsid="0116ca7b" style:font-size-asian="11pt" style:font-size-complex="11pt"/>
    </style:style>
    <style:style style:name="T127" style:family="text">
      <style:text-properties style:font-name="Liberation Sans" fo:font-size="11pt" officeooo:rsid="0023ae37" style:font-size-asian="11pt" style:font-size-complex="11pt"/>
    </style:style>
    <style:style style:name="T128" style:family="text">
      <style:text-properties style:font-name="Liberation Sans" fo:font-size="11pt" officeooo:rsid="0023e000" style:font-size-asian="11pt" style:font-size-complex="11pt"/>
    </style:style>
    <style:style style:name="T129" style:family="text">
      <style:text-properties style:font-name="Liberation Sans" fo:font-size="11pt" officeooo:rsid="00265c9d" style:font-size-asian="11pt" style:font-size-complex="11pt"/>
    </style:style>
    <style:style style:name="T130" style:family="text">
      <style:text-properties style:font-name="Liberation Sans" fo:font-size="11pt" officeooo:rsid="002766ca" style:font-size-asian="11pt" style:font-size-complex="11pt"/>
    </style:style>
    <style:style style:name="T131" style:family="text">
      <style:text-properties style:font-name="Liberation Sans" fo:font-size="11pt" officeooo:rsid="003ca86e" style:font-size-asian="11pt" style:font-size-complex="11pt"/>
    </style:style>
    <style:style style:name="T132" style:family="text">
      <style:text-properties style:font-name="Liberation Sans" fo:font-size="11pt" officeooo:rsid="004d7699" style:font-size-asian="11pt" style:font-size-complex="11pt"/>
    </style:style>
    <style:style style:name="T133" style:family="text">
      <style:text-properties style:font-name="Liberation Sans" fo:font-size="11pt" officeooo:rsid="0082cb64" style:font-size-asian="11pt" style:font-size-complex="11pt"/>
    </style:style>
    <style:style style:name="T134" style:family="text">
      <style:text-properties style:font-name="Liberation Sans" fo:font-size="11pt" officeooo:rsid="004fd333" style:font-size-asian="11pt" style:font-style-asian="normal" style:font-size-complex="11pt" style:font-style-complex="normal"/>
    </style:style>
    <style:style style:name="T135" style:family="text">
      <style:text-properties style:font-name="Liberation Sans" fo:font-size="11pt" officeooo:rsid="00ec2012" style:font-size-asian="11pt" style:font-weight-asian="bold" style:font-size-complex="11pt" style:font-weight-complex="bold"/>
    </style:style>
    <style:style style:name="T136" style:family="text">
      <style:text-properties style:font-name="Liberation Sans" fo:font-size="11pt" officeooo:rsid="0103dbd7" style:font-size-asian="11pt" style:font-weight-asian="bold" style:font-size-complex="11pt" style:font-weight-complex="bold"/>
    </style:style>
    <style:style style:name="T137" style:family="text">
      <style:text-properties style:font-name="Liberation Sans" fo:font-size="11pt" officeooo:rsid="01625bbb" style:font-size-asian="11pt" style:font-weight-asian="bold" style:font-size-complex="11pt" style:font-weight-complex="bold"/>
    </style:style>
    <style:style style:name="T138" style:family="text">
      <style:text-properties style:font-name="Liberation Sans" fo:font-size="11pt" officeooo:rsid="008246d9" style:font-size-asian="11pt" style:font-weight-asian="bold" style:font-size-complex="11pt" style:font-weight-complex="bold"/>
    </style:style>
    <style:style style:name="T139" style:family="text">
      <style:text-properties style:font-name="Liberation Sans" fo:font-size="11pt" officeooo:rsid="0025642a" style:font-name-asian="Liberation Mono" style:font-size-asian="11pt" style:font-name-complex="Liberation Mono" style:font-size-complex="11pt"/>
    </style:style>
    <style:style style:name="T140" style:family="text">
      <style:text-properties style:font-name="Liberation Sans" fo:font-size="11pt" officeooo:rsid="002583a3" style:font-name-asian="Liberation Mono" style:font-size-asian="11pt" style:font-name-complex="Liberation Mono" style:font-size-complex="11pt"/>
    </style:style>
    <style:style style:name="T141" style:family="text">
      <style:text-properties style:font-name="Liberation Sans" fo:font-size="11pt" officeooo:rsid="00265c9d" style:font-name-asian="Liberation Mono" style:font-size-asian="11pt" style:font-name-complex="Liberation Mono" style:font-size-complex="11pt"/>
    </style:style>
    <style:style style:name="T142" style:family="text">
      <style:text-properties style:font-name="Liberation Sans" fo:font-size="11pt" officeooo:rsid="002766ca" style:font-name-asian="Liberation Mono" style:font-size-asian="11pt" style:font-name-complex="Liberation Mono" style:font-size-complex="11pt"/>
    </style:style>
    <style:style style:name="T143" style:family="text">
      <style:text-properties style:font-name="Liberation Sans" fo:font-size="11pt" officeooo:rsid="003ca86e" style:font-name-asian="Liberation Mono" style:font-size-asian="11pt" style:font-name-complex="Liberation Mono" style:font-size-complex="11pt"/>
    </style:style>
    <style:style style:name="T144" style:family="text">
      <style:text-properties style:font-name="Liberation Sans" fo:font-size="11pt" officeooo:rsid="004e20d4" style:font-name-asian="Liberation Mono" style:font-size-asian="11pt" style:font-name-complex="Liberation Mono" style:font-size-complex="11pt"/>
    </style:style>
    <style:style style:name="T145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146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147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148" style:family="text">
      <style:text-properties style:font-name="Liberation Sans" fo:font-size="11pt" fo:font-style="normal" officeooo:rsid="0016fe59" style:font-size-asian="11pt" style:font-style-asian="normal" style:font-size-complex="11pt" style:font-style-complex="normal"/>
    </style:style>
    <style:style style:name="T149" style:family="text">
      <style:text-properties style:font-name="Liberation Sans" fo:font-size="11pt" fo:font-style="normal" officeooo:rsid="004d7699" style:font-size-asian="11pt" style:font-style-asian="normal" style:font-size-complex="11pt" style:font-style-complex="normal"/>
    </style:style>
    <style:style style:name="T150" style:family="text">
      <style:text-properties style:font-name="Liberation Sans" fo:font-size="11pt" fo:font-style="normal" officeooo:rsid="00767db6" style:font-size-asian="11pt" style:font-style-asian="normal" style:font-size-complex="11pt" style:font-style-complex="normal"/>
    </style:style>
    <style:style style:name="T151" style:family="text">
      <style:text-properties style:font-name="Liberation Sans" fo:font-size="11pt" fo:font-style="normal" officeooo:rsid="001d92f0" style:font-name-asian="Liberation Mono" style:font-size-asian="11pt" style:font-style-asian="normal" style:font-name-complex="Liberation Mono" style:font-size-complex="11pt" style:font-style-complex="normal"/>
    </style:style>
    <style:style style:name="T152" style:family="text">
      <style:text-properties style:font-name="Liberation Sans" fo:font-size="11pt" fo:font-style="normal" officeooo:rsid="0023e000" style:font-name-asian="Liberation Mono" style:font-size-asian="11pt" style:font-style-asian="normal" style:font-name-complex="Liberation Mono" style:font-size-complex="11pt" style:font-style-complex="normal"/>
    </style:style>
    <style:style style:name="T153" style:family="text">
      <style:text-properties style:font-name="Liberation Sans" fo:font-size="11pt" fo:font-style="normal" officeooo:rsid="002766ca" style:font-name-asian="Liberation Mono" style:font-size-asian="11pt" style:font-style-asian="normal" style:font-name-complex="Liberation Mono" style:font-size-complex="11pt" style:font-style-complex="normal"/>
    </style:style>
    <style:style style:name="T154" style:family="text">
      <style:text-properties style:font-name="Liberation Sans" fo:font-size="11pt" fo:font-style="normal" officeooo:rsid="004e20d4" style:font-name-asian="Liberation Mono" style:font-size-asian="11pt" style:font-style-asian="normal" style:font-name-complex="Liberation Mono" style:font-size-complex="11pt" style:font-style-complex="normal"/>
    </style:style>
    <style:style style:name="T155" style:family="text">
      <style:text-properties style:font-name="Liberation Sans" fo:font-size="11pt" fo:font-style="normal" officeooo:rsid="0065d8b5" style:font-name-asian="Liberation Mono" style:font-size-asian="11pt" style:font-style-asian="normal" style:font-name-complex="Liberation Mono" style:font-size-complex="11pt" style:font-style-complex="normal"/>
    </style:style>
    <style:style style:name="T156" style:family="text">
      <style:text-properties style:font-name="Liberation Sans" fo:font-size="11pt" fo:font-style="normal" officeooo:rsid="006746f3" style:font-name-asian="Liberation Mono" style:font-size-asian="11pt" style:font-style-asian="normal" style:font-name-complex="Liberation Mono" style:font-size-complex="11pt" style:font-style-complex="normal"/>
    </style:style>
    <style:style style:name="T157" style:family="text">
      <style:text-properties style:font-name="Liberation Sans" fo:font-size="11pt" fo:font-style="normal" officeooo:rsid="00767db6" style:font-name-asian="Liberation Mono" style:font-size-asian="11pt" style:font-style-asian="normal" style:font-name-complex="Liberation Mono" style:font-size-complex="11pt" style:font-style-complex="normal"/>
    </style:style>
    <style:style style:name="T158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159" style:family="text">
      <style:text-properties style:font-name="Liberation Sans" officeooo:rsid="00265c9d"/>
    </style:style>
    <style:style style:name="T160" style:family="text">
      <style:text-properties style:font-name="Liberation Sans" officeooo:rsid="003ca86e"/>
    </style:style>
    <style:style style:name="T161" style:family="text">
      <style:text-properties style:font-name="Liberation Sans" officeooo:rsid="00600e7a"/>
    </style:style>
    <style:style style:name="T162" style:family="text">
      <style:text-properties style:font-name="Liberation Sans" officeooo:rsid="00600e7a" style:font-name-asian="Liberation Mono" style:font-name-complex="Liberation Mono"/>
    </style:style>
    <style:style style:name="T163" style:family="text">
      <style:text-properties style:font-name="Liberation Sans" officeooo:rsid="005f0218"/>
    </style:style>
    <style:style style:name="T164" style:family="text">
      <style:text-properties style:font-name="Liberation Sans" fo:font-style="italic" fo:font-weight="bold" officeooo:rsid="001b8ea1" style:font-name-asian="PingFang SC" style:font-style-asian="italic" style:font-weight-asian="bold" style:font-name-complex="Arial Unicode MS" style:font-style-complex="italic" style:font-weight-complex="bold"/>
    </style:style>
    <style:style style:name="T165" style:family="text">
      <style:text-properties officeooo:rsid="01198cc4"/>
    </style:style>
    <style:style style:name="T166" style:family="text">
      <style:text-properties officeooo:rsid="0018f814"/>
    </style:style>
    <style:style style:name="T167" style:family="text">
      <style:text-properties fo:color="#000080" loext:opacity="100%" style:font-name="Liberation Sans" fo:font-size="11pt" style:text-underline-style="solid" style:text-underline-width="auto" style:text-underline-color="font-color" officeooo:rsid="002583a3" style:font-name-asian="Liberation Mono" style:font-size-asian="11pt" style:font-name-complex="Liberation Mono" style:font-size-complex="11pt"/>
    </style:style>
    <style:style style:name="T168" style:family="text">
      <style:text-properties fo:color="#000080" loext:opacity="100%" style:font-name="Liberation Sans" fo:font-size="11pt" style:text-underline-style="solid" style:text-underline-width="auto" style:text-underline-color="font-color" officeooo:rsid="002766ca" style:font-name-asian="Liberation Mono" style:font-size-asian="11pt" style:font-name-complex="Liberation Mono" style:font-size-complex="11pt"/>
    </style:style>
    <style:style style:name="T169" style:family="text">
      <style:text-properties fo:color="#000080" loext:opacity="100%" style:font-name="Liberation Mono1" fo:font-size="11pt" style:text-underline-style="solid" style:text-underline-width="auto" style:text-underline-color="font-color" fo:font-weight="bold" officeooo:rsid="002583a3" style:font-name-asian="Liberation Mono" style:font-size-asian="11pt" style:font-weight-asian="bold" style:font-name-complex="Liberation Mono" style:font-size-complex="11pt" style:font-weight-complex="bold"/>
    </style:style>
    <style:style style:name="T170" style:family="text">
      <style:text-properties fo:color="#000080" loext:opacity="100%" style:font-name="Liberation Mono1" style:text-underline-style="solid" style:text-underline-width="auto" style:text-underline-color="font-color"/>
    </style:style>
    <style:style style:name="T171" style:family="text">
      <style:text-properties fo:color="#000080" loext:opacity="100%" style:font-name="Liberation Mono1" style:text-underline-style="none"/>
    </style:style>
    <style:style style:name="T172" style:family="text">
      <style:text-properties fo:color="#000080" loext:opacity="100%" fo:font-size="11pt" style:text-underline-style="solid" style:text-underline-width="auto" style:text-underline-color="font-color" officeooo:rsid="00389119" style:font-weight-asian="normal" style:font-weight-complex="normal"/>
    </style:style>
    <style:style style:name="T173" style:family="text">
      <style:text-properties fo:color="#000080" loext:opacity="100%" style:text-underline-style="solid" style:text-underline-width="auto" style:text-underline-color="font-color"/>
    </style:style>
    <style:style style:name="T174" style:family="text">
      <style:text-properties fo:color="#000080" loext:opacity="100%" style:text-underline-style="none"/>
    </style:style>
    <style:style style:name="T175" style:family="text">
      <style:text-properties officeooo:rsid="0010263b"/>
    </style:style>
    <style:style style:name="T176" style:family="text">
      <style:text-properties officeooo:rsid="006990d5" style:font-size-asian="10pt" style:font-size-complex="10pt"/>
    </style:style>
    <style:style style:name="T177" style:family="text">
      <style:text-properties officeooo:rsid="008233ac" style:font-size-asian="10pt" style:font-size-complex="10pt"/>
    </style:style>
    <style:style style:name="T178" style:family="text">
      <style:text-properties officeooo:rsid="0011b52e" style:font-size-asian="10pt" style:font-size-complex="10pt"/>
    </style:style>
    <style:style style:name="T179" style:family="text">
      <style:text-properties officeooo:rsid="002c76de" style:font-size-asian="10pt" style:font-size-complex="10pt"/>
    </style:style>
    <style:style style:name="T180" style:family="text">
      <style:text-properties fo:color="#000000" loext:opacity="100%" style:font-name="Liberation Mono1" fo:font-size="11pt" officeooo:rsid="003b8490" style:font-weight-asian="normal" style:font-weight-complex="normal"/>
    </style:style>
    <style:style style:name="T181" style:family="text">
      <style:text-properties fo:color="#000000" loext:opacity="100%" style:font-name="Liberation Mono1" fo:font-size="10pt" fo:language="es" fo:country="MX"/>
    </style:style>
    <style:style style:name="T182" style:family="text">
      <style:text-properties fo:font-size="11pt"/>
    </style:style>
    <style:style style:name="T183" style:family="text">
      <style:text-properties fo:font-size="11pt" fo:font-style="italic" officeooo:rsid="003885e9"/>
    </style:style>
    <style:style style:name="T184" style:family="text">
      <style:text-properties fo:font-size="11pt" fo:font-style="italic" officeooo:rsid="00441b34"/>
    </style:style>
    <style:style style:name="T185" style:family="text">
      <style:text-properties fo:font-size="11pt" fo:font-style="italic" officeooo:rsid="00701f2f" style:font-style-asian="italic" style:font-weight-asian="normal" style:font-style-complex="italic" style:font-weight-complex="normal"/>
    </style:style>
    <style:style style:name="T186" style:family="text">
      <style:text-properties fo:font-size="11pt" fo:font-style="italic" officeooo:rsid="00389119" style:font-style-asian="italic" style:font-weight-asian="normal" style:font-style-complex="italic" style:font-weight-complex="normal"/>
    </style:style>
    <style:style style:name="T187" style:family="text">
      <style:text-properties fo:font-size="11pt" officeooo:rsid="003885e9"/>
    </style:style>
    <style:style style:name="T188" style:family="text">
      <style:text-properties fo:font-size="11pt" officeooo:rsid="00389119" style:font-weight-asian="normal" style:font-weight-complex="normal"/>
    </style:style>
    <style:style style:name="T189" style:family="text">
      <style:text-properties fo:font-size="11pt" officeooo:rsid="003b2727" style:font-weight-asian="normal" style:font-weight-complex="normal"/>
    </style:style>
    <style:style style:name="T190" style:family="text">
      <style:text-properties fo:font-size="11pt" officeooo:rsid="003b8490" style:font-weight-asian="normal" style:font-weight-complex="normal"/>
    </style:style>
    <style:style style:name="T191" style:family="text">
      <style:text-properties fo:font-size="11pt" officeooo:rsid="003c9cba" style:font-weight-asian="normal" style:font-weight-complex="normal"/>
    </style:style>
    <style:style style:name="T192" style:family="text">
      <style:text-properties fo:font-size="11pt" officeooo:rsid="0041a830" style:font-weight-asian="normal" style:font-weight-complex="normal"/>
    </style:style>
    <style:style style:name="T193" style:family="text">
      <style:text-properties fo:font-size="11pt" officeooo:rsid="00701f2f" style:font-weight-asian="normal" style:font-weight-complex="normal"/>
    </style:style>
    <style:style style:name="T194" style:family="text">
      <style:text-properties fo:font-size="11pt" officeooo:rsid="00767db6" style:font-weight-asian="normal" style:font-weight-complex="normal"/>
    </style:style>
    <style:style style:name="T195" style:family="text">
      <style:text-properties fo:font-size="11pt" officeooo:rsid="00441b34"/>
    </style:style>
    <style:style style:name="T196" style:family="text">
      <style:text-properties fo:font-size="11pt" style:text-underline-style="none" officeooo:rsid="003885e9" style:font-style-asian="normal" style:font-style-complex="normal"/>
    </style:style>
    <style:style style:name="T197" style:family="text">
      <style:text-properties fo:font-size="11pt" style:text-underline-style="none" officeooo:rsid="00441b34" style:font-style-asian="normal" style:font-style-complex="normal"/>
    </style:style>
    <style:style style:name="T198" style:family="text">
      <style:text-properties fo:font-size="11pt" officeooo:rsid="00767db6"/>
    </style:style>
    <style:style style:name="T199" style:family="text">
      <style:text-properties officeooo:rsid="00346877"/>
    </style:style>
    <style:style style:name="T200" style:family="text">
      <style:text-properties style:font-name="Liberation Mono" officeooo:rsid="00346877" style:font-name-asian="Liberation Mono" style:font-name-complex="Liberation Mono"/>
    </style:style>
    <style:style style:name="T201" style:family="text">
      <style:text-properties officeooo:rsid="003a1438"/>
    </style:style>
    <style:style style:name="T202" style:family="text">
      <style:text-properties officeooo:rsid="003ca86e"/>
    </style:style>
    <style:style style:name="T203" style:family="text">
      <style:text-properties officeooo:rsid="004f4e50"/>
    </style:style>
    <style:style style:name="T204" style:family="text">
      <style:text-properties officeooo:rsid="005244e0"/>
    </style:style>
    <style:style style:name="T205" style:family="text">
      <style:text-properties officeooo:rsid="005550ab"/>
    </style:style>
    <style:style style:name="T206" style:family="text">
      <style:text-properties officeooo:rsid="0057589a"/>
    </style:style>
    <style:style style:name="T207" style:family="text">
      <style:text-properties officeooo:rsid="0057a249"/>
    </style:style>
    <style:style style:name="T208" style:family="text">
      <style:text-properties fo:color="#a9a9a9" loext:opacity="100%" style:font-name="Liberation Mono1" officeooo:rsid="0057589a" style:font-weight-asian="normal" style:font-weight-complex="normal"/>
    </style:style>
    <style:style style:name="T209" style:family="text">
      <style:text-properties fo:color="#a9a9a9" loext:opacity="100%" style:font-name="Liberation Mono1" officeooo:rsid="005a16d2"/>
    </style:style>
    <style:style style:name="T210" style:family="text">
      <style:text-properties fo:color="#a9a9a9" loext:opacity="100%" style:font-name="Liberation Mono1" fo:font-weight="bold" officeooo:rsid="005bdd55" style:font-weight-asian="bold" style:font-weight-complex="bold"/>
    </style:style>
    <style:style style:name="T211" style:family="text">
      <style:text-properties officeooo:rsid="005a16d2"/>
    </style:style>
    <style:style style:name="T212" style:family="text">
      <style:text-properties officeooo:rsid="005b6406"/>
    </style:style>
    <style:style style:name="T213" style:family="text">
      <style:text-properties officeooo:rsid="005bdd55"/>
    </style:style>
    <style:style style:name="T214" style:family="text">
      <style:text-properties officeooo:rsid="005f0218"/>
    </style:style>
    <style:style style:name="T215" style:family="text">
      <style:text-properties officeooo:rsid="00600e7a"/>
    </style:style>
    <style:style style:name="T216" style:family="text">
      <style:text-properties fo:font-style="italic" officeooo:rsid="006229db" style:font-style-asian="italic" style:font-name-complex="Arial Unicode MS1" style:font-style-complex="italic"/>
    </style:style>
    <style:style style:name="T217" style:family="text">
      <style:text-properties officeooo:rsid="0063b982"/>
    </style:style>
    <style:style style:name="T218" style:family="text">
      <style:text-properties officeooo:rsid="0075150a"/>
    </style:style>
    <style:style style:name="T219" style:family="text">
      <style:text-properties style:use-window-font-color="true" loext:opacity="0%" style:text-underline-style="none"/>
    </style:style>
    <style:style style:name="T220" style:family="text">
      <style:text-properties officeooo:rsid="0078988f"/>
    </style:style>
    <style:style style:name="T221" style:family="text">
      <style:text-properties officeooo:rsid="007a893b"/>
    </style:style>
    <style:style style:name="T222" style:family="text">
      <style:text-properties officeooo:rsid="01625bbb"/>
    </style:style>
    <style:style style:name="T223" style:family="text">
      <style:text-properties style:font-name-asian="Songti SC" style:font-name-complex="Arial Unicode MS"/>
    </style:style>
    <style:style style:name="T224" style:family="text">
      <style:text-properties officeooo:rsid="008cff27"/>
    </style:style>
    <style:style style:name="T225" style:family="text">
      <style:text-properties officeooo:rsid="008fc6b4"/>
    </style:style>
    <style:style style:name="T226" style:family="text">
      <style:text-properties style:font-name="Liberation Mono1" officeooo:rsid="00265c9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text:bookmark-start text:name="__RefHeading___Toc27335_2467995921"/><text:span text:style-name="T122">Funciones para crear v</text:span>ectores <text:span text:style-name="T165">de tipo</text:span> <text:span text:style-name="T164">carácter</text:span><text:span text:style-name="T25"> </text:span><text:span text:style-name="T26">o </text:span><text:span text:style-name="T27">para</text:span><text:span text:style-name="T26"> verificar s</text:span><text:span text:style-name="T28">i</text:span><text:span text:style-name="T26"> un vector </text:span><text:span text:style-name="T28">es </text:span><text:span text:style-name="T29">de tipo</text:span><text:span text:style-name="T28"> </text:span><text:span text:style-name="T164">carácter</text:span><text:bookmark-end text:name="__RefHeading___Toc27335_2467995921"/></text:h>
      <text:h text:style-name="P42" text:outline-level="2"><text:bookmark-start text:name="__RefHeading___Toc2975_1454954875"/><text:span text:style-name="T166">1. </text:span>Descripción<text:bookmark-end text:name="__RefHeading___Toc2975_1454954875"/></text:h>
      <text:p text:style-name="P45"><text:span text:style-name="T125">La función </text:span><text:span text:style-name="T6">character</text:span><text:span text:style-name="T5">()</text:span><text:span text:style-name="T125"> crea</text:span><text:span text:style-name="T126">rá</text:span><text:span text:style-name="T125"> </text:span><text:span text:style-name="T127">un vector </text:span><text:span text:style-name="T132">de tipo carácter</text:span><text:span text:style-name="T125"> </text:span><text:span text:style-name="Source_20_Text"><text:span text:style-name="T152">cuyos elementos</text:span></text:span><text:span text:style-name="Source_20_Text"><text:span text:style-name="T147"> </text:span></text:span><text:span text:style-name="Source_20_Text"><text:span text:style-name="T155">podrán almacenar</text:span></text:span><text:span text:style-name="Source_20_Text"><text:span text:style-name="T146"> </text:span></text:span><text:span text:style-name="Source_20_Text"><text:span text:style-name="T150">texto, lo que incluye a </text:span></text:span><text:span text:style-name="Source_20_Text"><text:span text:style-name="T154">símbolos</text:span></text:span><text:span text:style-name="Source_20_Text"><text:span text:style-name="T151"> alfanuméricos,</text:span></text:span><text:span text:style-name="Source_20_Text"><text:span text:style-name="T153"> signos de puntuación, caracteres especiales, </text:span></text:span><text:span text:style-name="Source_20_Text"><text:span text:style-name="T157">etcétera</text:span></text:span><text:span text:style-name="Source_20_Text"><text:span text:style-name="T148">. </text:span></text:span><text:span text:style-name="Source_20_Text"><text:span text:style-name="T149">También son </text:span></text:span><text:span text:style-name="Source_20_Text"><text:span text:style-name="T156">denominados</text:span></text:span><text:span text:style-name="Source_20_Text"><text:span text:style-name="T149"> vectores de cadena de texto.</text:span></text:span><text:span text:style-name="Source_20_Text"><text:span text:style-name="T127"> </text:span></text:span><text:span text:style-name="Source_20_Text"><text:span text:style-name="T129">Cada elemento </text:span></text:span><text:span text:style-name="Source_20_Text"><text:span text:style-name="T143">será desplegado</text:span></text:span><text:span text:style-name="Source_20_Text"><text:span text:style-name="T129"> entre comillas rectas </text:span></text:span><text:span text:style-name="Source_20_Text"><text:span text:style-name="T131">dobles</text:span></text:span><text:span text:style-name="Source_20_Text"><text:span text:style-name="T129"> (</text:span></text:span><text:span text:style-name="Source_20_Text"><text:span text:style-name="T35">"</text:span></text:span><text:span text:style-name="Source_20_Text"><text:span text:style-name="T129">) de apertura y cierre. Además, c</text:span></text:span><text:span text:style-name="Source_20_Text"><text:span text:style-name="T128">ada elemento podrá contener un número </text:span></text:span><text:span text:style-name="Source_20_Text"><text:span text:style-name="T139">muy grande</text:span></text:span><text:span text:style-name="Source_20_Text"><text:span text:style-name="T128"> de caracteres, el cual solo </text:span></text:span><text:span text:style-name="Source_20_Text"><text:span text:style-name="T139">estará</text:span></text:span><text:span text:style-name="Source_20_Text"><text:span text:style-name="T128"> </text:span></text:span><text:span text:style-name="Source_20_Text"><text:span text:style-name="T141">restringido</text:span></text:span><text:span text:style-name="Source_20_Text"><text:span text:style-name="T128"> por </text:span></text:span><text:span text:style-name="Source_20_Text"><text:span text:style-name="T140">los </text:span></text:span><text:span text:style-name="Source_20_Text"><text:span text:style-name="T167">límites de memoria en </text:span></text:span><text:span text:style-name="Source_20_Text"><text:span text:style-name="T169">R</text:span></text:span><text:span text:style-name="Source_20_Text"><text:span text:style-name="T128">. </text:span></text:span><text:span text:style-name="Source_20_Text"><text:span text:style-name="T144">El conjunto</text:span></text:span><text:span text:style-name="Source_20_Text"><text:span text:style-name="T129"> de caracteres que podrá </text:span></text:span><text:span text:style-name="Source_20_Text"><text:span text:style-name="T144">desplegarse</text:span></text:span><text:span text:style-name="Source_20_Text"><text:span text:style-name="T129"> en pantalla</text:span></text:span><text:span text:style-name="Source_20_Text"><text:span text:style-name="T130"> dependerá de </text:span></text:span><text:span text:style-name="Source_20_Text"><text:span text:style-name="T142">la </text:span></text:span><text:span text:style-name="Source_20_Text"><text:span text:style-name="T168">configuración de regionalización</text:span></text:span><text:span text:style-name="Source_20_Text"><text:span text:style-name="T142"> de </text:span></text:span><text:span text:style-name="Source_20_Text"><text:span text:style-name="T17">R</text:span></text:span><text:span text:style-name="Source_20_Text"><text:span text:style-name="T142">.</text:span></text:span></text:p>
      <text:p text:style-name="P23"><text:span text:style-name="Source_20_Text"><text:span text:style-name="T50">La función </text:span></text:span><text:span text:style-name="Source_20_Text"><text:span text:style-name="T84">as.</text:span></text:span><text:span text:style-name="Source_20_Text"><text:span text:style-name="T92">character</text:span></text:span><text:span text:style-name="Source_20_Text"><text:span text:style-name="T84">()</text:span></text:span><text:span text:style-name="Source_20_Text"><text:span text:style-name="T50"> </text:span></text:span><text:span text:style-name="Source_20_Text"><text:span text:style-name="T51">intentará</text:span></text:span><text:span text:style-name="Source_20_Text"><text:span text:style-name="T50"> </text:span></text:span><text:span text:style-name="Source_20_Text"><text:span text:style-name="T52">coaccionar </text:span></text:span><text:span text:style-name="Source_20_Text"><text:span text:style-name="T53">cualquier </text:span></text:span><text:span text:style-name="Source_20_Text"><text:span text:style-name="T60">objeto</text:span></text:span><text:span text:style-name="Source_20_Text"><text:span text:style-name="T50"> </text:span></text:span><text:span text:style-name="Source_20_Text"><text:span text:style-name="T59">hacia el</text:span></text:span><text:span text:style-name="Source_20_Text"><text:span text:style-name="T50"> </text:span></text:span><text:span text:style-name="Source_20_Text"><text:span text:style-name="T63">tipo</text:span></text:span><text:span text:style-name="Source_20_Text"><text:span text:style-name="T50"> </text:span></text:span><text:span text:style-name="Source_20_Text"><text:span text:style-name="T60">carácter</text:span></text:span><text:span text:style-name="Source_20_Text"><text:span text:style-name="T50">. </text:span></text:span><text:span text:style-name="Source_20_Text"><text:span text:style-name="T61">Por su parte</text:span></text:span><text:span text:style-name="Source_20_Text"><text:span text:style-name="T50">, </text:span></text:span><text:span text:style-name="Source_20_Text"><text:span text:style-name="T54">la función</text:span></text:span><text:span text:style-name="Source_20_Text"><text:span text:style-name="T50"> </text:span></text:span><text:span text:style-name="Source_20_Text"><text:span text:style-name="T84">is.</text:span></text:span><text:span text:style-name="Source_20_Text"><text:span text:style-name="T92">character</text:span></text:span><text:span text:style-name="Source_20_Text"><text:span text:style-name="T85">()</text:span></text:span><text:span text:style-name="Source_20_Text"><text:span text:style-name="T55"> verifica</text:span></text:span><text:span text:style-name="Source_20_Text"><text:span text:style-name="T51">rá</text:span></text:span><text:span text:style-name="Source_20_Text"><text:span text:style-name="T55"> si un objeto es de </text:span></text:span><text:span text:style-name="Source_20_Text"><text:span text:style-name="T63">tipo</text:span></text:span><text:span text:style-name="Source_20_Text"><text:span text:style-name="T55"> </text:span></text:span><text:span text:style-name="Source_20_Text"><text:span text:style-name="T62">carácter</text:span></text:span><text:span text:style-name="Source_20_Text"><text:span text:style-name="T55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Contenido</text:p>
          </text:index-title>
          <text:p text:style-name="P46"><text:a xlink:type="simple" xlink:href="#__RefHeading___Toc27335_2467995921" text:style-name="Index_20_Link" text:visited-style-name="Index_20_Link"><text:span text:style-name="T124">Funciones para crear vectores de tipo </text:span></text:a><text:a xlink:type="simple" xlink:href="#__RefHeading___Toc27335_2467995921" text:style-name="Index_20_Link" text:visited-style-name="Index_20_Link"><text:span text:style-name="T158">carácter</text:span></text:a><text:a xlink:type="simple" xlink:href="#__RefHeading___Toc27335_2467995921" text:style-name="Index_20_Link" text:visited-style-name="Index_20_Link"><text:span text:style-name="T145"> o para verificar si un vector es de tipo </text:span></text:a><text:a xlink:type="simple" xlink:href="#__RefHeading___Toc27335_2467995921" text:style-name="Index_20_Link" text:visited-style-name="Index_20_Link"><text:span text:style-name="T158">carácter</text:span></text:a><text:a xlink:type="simple" xlink:href="#__RefHeading___Toc27335_2467995921" text:style-name="Index_20_Link" text:visited-style-name="Index_20_Link"><text:span text:style-name="T124"><text:tab/>1</text:span></text:a></text:p>
          <text:p text:style-name="P47"><text:a xlink:type="simple" xlink:href="#__RefHeading___Toc2975_1454954875" text:style-name="Index_20_Link" text:visited-style-name="Index_20_Link"><text:span text:style-name="T124">1. Descripción<text:tab/>1</text:span></text:a></text:p>
          <text:p text:style-name="P47"><text:a xlink:type="simple" xlink:href="#__RefHeading___Toc27337_2467995921" text:style-name="Index_20_Link" text:visited-style-name="Index_20_Link"><text:span text:style-name="T124">2. Forma de uso o sintaxis<text:tab/>1</text:span></text:a></text:p>
          <text:p text:style-name="P47"><text:a xlink:type="simple" xlink:href="#__RefHeading___Toc27339_2467995921" text:style-name="Index_20_Link" text:visited-style-name="Index_20_Link"><text:span text:style-name="T124">3. Argumentos<text:tab/>1</text:span></text:a></text:p>
          <text:p text:style-name="P47"><text:a xlink:type="simple" xlink:href="#__RefHeading___Toc27341_2467995921" text:style-name="Index_20_Link" text:visited-style-name="Index_20_Link"><text:span text:style-name="T124">4. Detalles<text:tab/>2</text:span></text:a></text:p>
          <text:p text:style-name="P47"><text:a xlink:type="simple" xlink:href="#__RefHeading___Toc27343_2467995921" text:style-name="Index_20_Link" text:visited-style-name="Index_20_Link"><text:span text:style-name="T124">5. Valor devuelto<text:tab/>3</text:span></text:a></text:p>
          <text:p text:style-name="P47"><text:a xlink:type="simple" xlink:href="#__RefHeading___Toc27345_2467995921" text:style-name="Index_20_Link" text:visited-style-name="Index_20_Link"><text:span text:style-name="T124">6. Nota<text:tab/>3</text:span></text:a></text:p>
          <text:p text:style-name="P47"><text:a xlink:type="simple" xlink:href="#__RefHeading___Toc27347_2467995921" text:style-name="Index_20_Link" text:visited-style-name="Index_20_Link"><text:span text:style-name="T124">7. Referencias<text:tab/>3</text:span></text:a></text:p>
          <text:p text:style-name="P47"><text:a xlink:type="simple" xlink:href="#__RefHeading___Toc27349_2467995921" text:style-name="Index_20_Link" text:visited-style-name="Index_20_Link"><text:span text:style-name="T124">8. Véase también<text:tab/>3</text:span></text:a></text:p>
          <text:p text:style-name="P47"><text:a xlink:type="simple" xlink:href="#__RefHeading___Toc27351_2467995921" text:style-name="Index_20_Link" text:visited-style-name="Index_20_Link"><text:span text:style-name="T124">9. Ejemplos<text:tab/>3</text:span></text:a></text:p>
          <text:p text:style-name="P47"><text:a xlink:type="simple" xlink:href="#__RefHeading___Toc27353_2467995921" text:style-name="Index_20_Link" text:visited-style-name="Index_20_Link"><text:span text:style-name="T124">13. Código fuente<text:tab/>4</text:span></text:a></text:p>
          <text:p text:style-name="P48"><text:a xlink:type="simple" xlink:href="#__RefHeading___Toc8813_2467995921" text:style-name="Index_20_Link" text:visited-style-name="Index_20_Link"><text:span text:style-name="T124">1. character()<text:tab/>4</text:span></text:a></text:p>
          <text:p text:style-name="P48"><text:a xlink:type="simple" xlink:href="#__RefHeading___Toc27355_2467995921" text:style-name="Index_20_Link" text:visited-style-name="Index_20_Link"><text:span text:style-name="T124">2. as.character()<text:tab/>4</text:span></text:a></text:p>
          <text:p text:style-name="P48"><text:a xlink:type="simple" xlink:href="#__RefHeading___Toc27357_2467995921" text:style-name="Index_20_Link" text:visited-style-name="Index_20_Link"><text:span text:style-name="T124">3. is.character()<text:tab/>4</text:span></text:a></text:p>
          <text:p text:style-name="P47"><text:a xlink:type="simple" xlink:href="#__RefHeading___Toc27359_2467995921" text:style-name="Index_20_Link" text:visited-style-name="Index_20_Link"><text:span text:style-name="T124">14. Sobre</text:span></text:a><text:a xlink:type="simple" xlink:href="#__RefHeading___Toc27359_2467995921" text:style-name="Index_20_Link" text:visited-style-name="Index_20_Link"><text:span text:style-name="T133"> la</text:span></text:a><text:a xlink:type="simple" xlink:href="#__RefHeading___Toc27359_2467995921" text:style-name="Index_20_Link" text:visited-style-name="Index_20_Link"><text:span text:style-name="T124"> traducción<text:tab/>4</text:span></text:a></text:p>
        </text:index-body>
      </text:table-of-content>
      <text:p text:style-name="P18"><text:span text:style-name="Source_20_Text"><text:span text:style-name="T55"/></text:span></text:p>
      <text:h text:style-name="P44" text:outline-level="2"><text:bookmark-start text:name="__RefHeading___Toc27337_2467995921"/>2. Forma de uso o sintaxis<text:bookmark-end text:name="__RefHeading___Toc27337_2467995921"/></text:h>
      <text:p text:style-name="P13"><text:tab/>character(length = 0)</text:p>
      <text:p text:style-name="P35"><text:tab/>as.character(x, ...)</text:p>
      <text:p text:style-name="P36"><text:tab/>is.character(x)</text:p>
      <text:h text:style-name="P44" text:outline-level="2"><text:bookmark-start text:name="__RefHeading___Toc27339_2467995921"/>3. Argumentos<text:bookmark-end text:name="__RefHeading___Toc27339_2467995921"/></text:h>
      <text:p text:style-name="P9">Tabl<text:span text:style-name="T201">a</text:span> <text:sequence text:ref-name="refTable0" text:name="Table" text:formula="ooow:Table+1" style:num-format="1">1</text:sequence>. Argumento<text:span text:style-name="T201">s</text:span> <text:span text:style-name="T216">para</text:span> las funciones de creación o verificación de vectores tipo caráct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Argumento</text:p>
          </table:table-cell>
          <table:table-cell table:style-name="Table2.A1" office:value-type="string">
            <text:p text:style-name="P5">Valor esperado</text:p>
          </table:table-cell>
          <table:table-cell table:style-name="Table2.A1" office:value-type="string">
            <text:p text:style-name="P5">Descripción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8">length</text:span></text:span></text:p>
            <text:p text:style-name="P3"><text:span text:style-name="Source_20_Text"><text:span text:style-name="T14">extensión</text:span></text:span></text:p>
          </table:table-cell>
          <table:table-cell table:style-name="Table2.B2" office:value-type="string">
            <text:p text:style-name="P4">Un valor entero <text:span text:style-name="T175">mayor o igual a </text:span><text:soft-page-break/><text:span text:style-name="T175">cero</text:span>.</text:p>
          </table:table-cell>
          <table:table-cell table:style-name="Table2.B2" office:value-type="string">
            <text:p text:style-name="P8"><text:span text:style-name="T30">Determina l</text:span><text:span text:style-name="T31">a e</text:span><text:span text:style-name="T32">xtensión deseada del vector, es decir, el número de elementos que almacenará. </text:span><text:span text:style-name="T33">El argumento de extensión aceptará </text:span><text:soft-page-break/><text:span text:style-name="T33">números enteros no negativos. Los valores continuos o con decimales serán convertidos a entero</text:span><text:span text:style-name="T30">s</text:span><text:span text:style-name="T33"> y la aportación de más de dos valores devolverá un mensaje de error.</text:span></text:p>
          </table:table-cell>
        </table:table-row>
        <table:table-row>
          <table:table-cell table:style-name="Table2.A2" office:value-type="string">
            <text:p text:style-name="P3"><text:span text:style-name="Source_20_Text"><text:span text:style-name="T8">x</text:span></text:span></text:p>
            <text:p text:style-name="P3"><text:span text:style-name="Source_20_Text"><text:span text:style-name="T14">x</text:span></text:span></text:p>
          </table:table-cell>
          <table:table-cell table:style-name="Table2.B2" office:value-type="string">
            <text:p text:style-name="P4">Un objeto.</text:p>
          </table:table-cell>
          <table:table-cell table:style-name="Table2.B2" office:value-type="string">
            <text:p text:style-name="P7"><text:span text:style-name="T176">Un objeto </text:span><text:span text:style-name="T179">que será</text:span><text:span text:style-name="T176"> </text:span><text:span text:style-name="T177">coaccionado</text:span><text:span text:style-name="T176"> </text:span><text:span text:style-name="T178">o verificado </text:span><text:span text:style-name="T176">como vector de tipo </text:span><text:span text:style-name="T179">carácter</text:span><text:span text:style-name="T176">.</text:span></text:p>
          </table:table-cell>
        </table:table-row>
        <table:table-row table:style-name="Table2.4">
          <table:table-cell table:style-name="Table2.A4" office:value-type="string">
            <text:p text:style-name="P3"><text:span text:style-name="Source_20_Text"><text:span text:style-name="T181">...</text:span></text:span></text:p>
            <text:p text:style-name="P3"><text:span text:style-name="Source_20_Text"><text:span text:style-name="T14">más.argumentos</text:span></text:span></text:p>
          </table:table-cell>
          <table:table-cell table:style-name="Table2.A4" office:value-type="string">
            <text:p text:style-name="P6">Otros argumentos</text:p>
          </table:table-cell>
          <table:table-cell table:style-name="Table2.A4" office:value-type="string">
            <text:p text:style-name="P6">Otros argumentos que serán pasados desde o hacia otras funciones.</text:p>
          </table:table-cell>
        </table:table-row>
      </table:table>
      <text:h text:style-name="P42" text:outline-level="2"><text:bookmark-start text:name="__RefHeading___Toc27341_2467995921"/>4. Detalles<text:bookmark-end text:name="__RefHeading___Toc27341_2467995921"/></text:h>
      <text:p text:style-name="P17"><text:span text:style-name="T182">Las funciones </text:span><text:span text:style-name="T7">character</text:span><text:span text:style-name="T4">()</text:span><text:span text:style-name="T182"> y </text:span><text:span text:style-name="T7">as.character()</text:span><text:span text:style-name="T182"> crearán vectores de </text:span><text:span text:style-name="T183">tipo carácter</text:span><text:span text:style-name="T196"> </text:span><text:span text:style-name="T197">o de </text:span><text:span text:style-name="T184">cadena de texto</text:span><text:span text:style-name="T182">, es decir, vectores cuyo modo de almacenamiento específico tendrá la etiqueta </text:span><text:span text:style-name="T4">"</text:span><text:span text:style-name="T7">character</text:span><text:span text:style-name="T4">"</text:span><text:span text:style-name="T182">. El modo específico </text:span><text:span text:style-name="T4">"</text:span><text:span text:style-name="T7">character</text:span><text:span text:style-name="T4">"</text:span><text:span text:style-name="T182"> es el destinado </text:span><text:span text:style-name="T195">por</text:span><text:span text:style-name="T187"> </text:span><text:span text:style-name="T18">R</text:span><text:span text:style-name="T187"> para</text:span><text:span text:style-name="T182"> </text:span><text:span text:style-name="T195">almacenar</text:span><text:span text:style-name="T182"> </text:span><text:span text:style-name="T187">texto </text:span><text:span text:style-name="T198">y</text:span><text:span text:style-name="T187"> caracteres individuales</text:span><text:span text:style-name="T182">. </text:span><text:span text:style-name="T188">Este tipo de dato comprende al conjunto de caracteres desplegables en pantalla de acuerdo a la </text:span><text:span text:style-name="T172">configuración de regionalización</text:span><text:span text:style-name="T188"> (también llamada </text:span><text:span text:style-name="T186">localización</text:span><text:span text:style-name="T188">) de su plataforma de sistema. Como mínimo, todas las configuraciones de </text:span><text:span text:style-name="T19">R</text:span><text:span text:style-name="T188"> podrán desplegar los caracteres </text:span><text:span text:style-name="T190">del</text:span><text:span text:style-name="T188"> alfabeto </text:span><text:span text:style-name="T194">latino</text:span><text:span text:style-name="T188"> </text:span><text:span text:style-name="T190">(26 minúsculas y 26 mayúsculas)</text:span><text:span text:style-name="T188">, </text:span><text:span text:style-name="T189">los números arábigos </text:span><text:span text:style-name="T190">(10 dígitos)</text:span><text:span text:style-name="T189">, los signos de puntuación </text:span><text:span text:style-name="T191">y </text:span><text:span text:style-name="T192">de </text:span><text:span text:style-name="T191">operadores aritméticos</text:span><text:span text:style-name="T189"> </text:span><text:span text:style-name="T190">(</text:span><text:span text:style-name="T185">e.g.</text:span><text:span text:style-name="T193">: </text:span><text:span text:style-name="T180">! " # $ % &amp; ' ( ) * + , - . / : ; &lt; = &gt; ? @ [ \ ] ^ _ ` { | } ~</text:span><text:span text:style-name="T190">) </text:span><text:span text:style-name="T192">así</text:span><text:span text:style-name="T189"> </text:span><text:span text:style-name="T192">como </text:span><text:span text:style-name="T190">los caracteres de control (salto de línea, </text:span><text:span text:style-name="T191">etcétera</text:span><text:span text:style-name="T190">)</text:span><text:span text:style-name="T188">. </text:span></text:p>
      <text:p text:style-name="P19"><text:span text:style-name="Source_20_Text"><text:span text:style-name="T93">as.</text:span></text:span><text:span text:style-name="Source_20_Text"><text:span text:style-name="T95">character</text:span></text:span><text:span text:style-name="Source_20_Text"><text:span text:style-name="T94">()</text:span></text:span><text:span text:style-name="T56"> e </text:span><text:span text:style-name="Source_20_Text"><text:span text:style-name="T95">is</text:span></text:span><text:span text:style-name="Source_20_Text"><text:span text:style-name="T93">.</text:span></text:span><text:span text:style-name="Source_20_Text"><text:span text:style-name="T95">character</text:span></text:span><text:span text:style-name="Source_20_Text"><text:span text:style-name="T94">()</text:span></text:span><text:span text:style-name="T36"> son funciones genéricas, </text:span><text:span text:style-name="T37">lo que implica que</text:span><text:span text:style-name="T36"> </text:span><text:span text:style-name="T38">cuentan</text:span><text:span text:style-name="T36"> </text:span><text:span text:style-name="T38">con</text:span><text:span text:style-name="T36"> mét</text:span><text:span text:style-name="T39">o</text:span><text:span text:style-name="T36">dos para manejar </text:span><text:span text:style-name="T48">diferentes </text:span><text:span text:style-name="T36">clases de objetos </text:span><text:span text:style-name="T38">y que además pueden escribirse métodos nuevos </text:span><text:span text:style-name="T40">para clases específicas.</text:span><text:span text:style-name="T36"> </text:span><text:span text:style-name="T40">P</text:span><text:span text:style-name="T38">ara más información </text:span><text:span text:style-name="T36">véase </text:span><text:span text:style-name="T41">la página </text:span><text:span text:style-name="T42">de ayuda sobre</text:span><text:span text:style-name="T36"> </text:span><text:span text:style-name="T116">Métodos Internos</text:span><text:span text:style-name="T36">. Además, para </text:span><text:span text:style-name="Source_20_Text"><text:span text:style-name="T93">as.</text:span></text:span><text:span text:style-name="Source_20_Text"><text:span text:style-name="T95">character</text:span></text:span><text:span text:style-name="Source_20_Text"><text:span text:style-name="T94">()</text:span></text:span><text:span text:style-name="T36"> el método predeterminado invocará </text:span><text:span text:style-name="T38">también</text:span><text:span text:style-name="T36"> a </text:span><text:span text:style-name="T42">la función</text:span><text:span text:style-name="T36"> </text:span><text:span text:style-name="T86">as.vector()</text:span><text:span text:style-name="T36">, de forma que la distribución </text:span><text:span text:style-name="T38">de métodos comenzará</text:span><text:span text:style-name="T36"> primero con los métodos para </text:span><text:span text:style-name="Source_20_Text"><text:span text:style-name="T93">as.</text:span></text:span><text:span text:style-name="Source_20_Text"><text:span text:style-name="T95">character</text:span></text:span><text:span text:style-name="Source_20_Text"><text:span text:style-name="T94">()</text:span></text:span><text:span text:style-name="T36"> y luego para los métodos de </text:span><text:span text:style-name="T86">as.vector()</text:span><text:span text:style-name="T36">.</text:span></text:p>
      <text:p text:style-name="P15"><text:span text:style-name="T163">Cuando la conversión se realice de número a carácter, la función </text:span><text:span text:style-name="T1">as.character()</text:span><text:span text:style-name="T123"> </text:span><text:span text:style-name="T163">sólo </text:span><text:span text:style-name="T123">podrá </text:span>representar números reales y complejos <text:span text:style-name="T220">con</text:span> hasta 15 dígitos significativos, <text:span text:style-name="T203">siguiendo</text:span> la configuración del compilador para la constante <text:span text:style-name="T1">DBL_DIG</text:span> <text:span text:style-name="T204">implementada en </text:span><text:span text:style-name="T206">la definición del estándar ISO/</text:span><text:span text:style-name="T213">IEC</text:span><text:span text:style-name="T206"> 9899 </text:span><text:span text:style-name="T213">correspondiente al lenguaje</text:span><text:span text:style-name="T206"> </text:span><text:span text:style-name="T208">C</text:span>. Si desea <text:span text:style-name="T214">realizar la conversión</text:span> <text:span text:style-name="T207">conservando</text:span> la máxima de precisión posible <text:span text:style-name="T206">(hasta 22 dígitos significativos)</text:span> utilice la función <text:span text:style-name="T170">format</text:span><text:span text:style-name="T1">()</text:span>. <text:span text:style-name="T207">Si</text:span><text:span text:style-name="T225">n</text:span><text:span text:style-name="T207"> embargo, </text:span><text:span text:style-name="T220">tenga</text:span><text:span text:style-name="T207"> en cuenta que a partir del dígito 16 los resultados </text:span><text:span text:style-name="T213">podrán perder exactitud</text:span><text:span text:style-name="T211">, aunque </text:span><text:span text:style-name="T213">su inclusión</text:span><text:span text:style-name="T211"> contribuy</text:span><text:span text:style-name="T213">a</text:span><text:span text:style-name="T211"> a la precisión de toda la cifra</text:span><text:span text:style-name="T207">.</text:span><text:span text:style-name="T206"> </text:span><text:span text:style-name="T213">L</text:span><text:span text:style-name="T211">a</text:span><text:span text:style-name="T206"> implementación </text:span><text:span text:style-name="T215">mencionada</text:span><text:span text:style-name="T206"> </text:span><text:span text:style-name="T211">del estándar de </text:span><text:span text:style-name="T209">C</text:span><text:span text:style-name="T211"> </text:span><text:span text:style-name="T213">sigue las pautas del estándar</text:span> <text:span text:style-name="T211">ISO/</text:span>IEC 60559 <text:span text:style-name="T213">correspondiente a</text:span> <text:span text:style-name="T219">la </text:span><text:span text:style-name="T174">aritmética de punto flotante</text:span>. <text:span text:style-name="T213">Todas las plataformas de sistema en las que </text:span><text:span text:style-name="T210">R</text:span><text:span text:style-name="T213"> es ejecutado cumplen con </text:span><text:span text:style-name="T206">los</text:span> 15 <text:span text:style-name="T204">dígitos </text:span><text:span text:style-name="T211">de precisión </text:span><text:span text:style-name="T213">definidos por estos estándares.</text:span> Esto asegura que todos los dígitos en el resultado <text:span text:style-name="T204">sean</text:span> confiables y no <text:span text:style-name="T221">consecuencia</text:span> de un error de representación, pero <text:span text:style-name="T205">significa</text:span><text:span text:style-name="T217">rá</text:span><text:span text:style-name="T205"> también</text:span> que la conversión <text:span text:style-name="T213">de un número</text:span> hacia <text:span text:style-name="T224">e</text:span>l tipo carácter, <text:span text:style-name="T205">y </text:span><text:span text:style-name="T213">luego </text:span><text:span text:style-name="T205">de vuelta</text:span> al tipo numérico, podrí<text:span text:style-name="T205">a</text:span> <text:span text:style-name="T213">modificar</text:span> <text:span text:style-name="T215">el valor numérico</text:span> <text:span text:style-name="T212">para las cifras que estén más allá del dígito 15</text:span>. </text:p>
      <text:p text:style-name="P16">La función <text:span text:style-name="T171">c</text:span><text:span text:style-name="T1">()</text:span> podrá combinar valores de texto <text:span text:style-name="T202">que estén delimitados por comillas rectas simples </text:span><text:span text:style-name="Source_20_Text"><text:span text:style-name="T159">(</text:span></text:span><text:span text:style-name="Source_20_Text"><text:span text:style-name="T9">'</text:span></text:span><text:span text:style-name="Source_20_Text"><text:span text:style-name="T159">)</text:span></text:span><text:span text:style-name="T202"> o dobles</text:span> <text:span text:style-name="Source_20_Text"><text:span text:style-name="T159">(</text:span></text:span><text:span text:style-name="Source_20_Text"><text:span text:style-name="T12">"</text:span></text:span><text:span text:style-name="Source_20_Text"><text:span text:style-name="T159">) </text:span></text:span><text:span text:style-name="Source_20_Text"><text:span text:style-name="T160">de apertura y cierre</text:span></text:span><text:span text:style-name="Source_20_Text"><text:span text:style-name="T159">, </text:span></text:span><text:span text:style-name="Source_20_Text"><text:span text:style-name="T160">aunque </text:span></text:span><text:span text:style-name="Source_20_Text"><text:span text:style-name="T162">el despliegue en pantalla de los</text:span></text:span><text:span text:style-name="Source_20_Text"><text:span text:style-name="T160"> elementos </text:span></text:span><text:span text:style-name="Source_20_Text"><text:span text:style-name="T161">sólo se realizará</text:span></text:span><text:span text:style-name="Source_20_Text"><text:span text:style-name="T160"> entre comillas rectas dobles </text:span></text:span><text:span text:style-name="Source_20_Text"><text:span text:style-name="T159">(</text:span></text:span><text:span text:style-name="Source_20_Text"><text:span text:style-name="T12">"</text:span></text:span><text:span text:style-name="Source_20_Text"><text:span text:style-name="T159">). </text:span></text:span><text:span text:style-name="Source_20_Text"><text:span text:style-name="T160">El resultado de la combinación de elementos de texto creará un vector de tipo carácter.</text:span></text:span></text:p>
      <text:h text:style-name="P41" text:outline-level="2"><text:bookmark-start text:name="__RefHeading___Toc27343_2467995921"/><text:soft-page-break/>5. Valor devuelto<text:bookmark-end text:name="__RefHeading___Toc27343_2467995921"/></text:h>
      <text:p text:style-name="P20"><text:span text:style-name="T64">La función </text:span><text:span text:style-name="T96">character</text:span><text:span text:style-name="T97">()</text:span><text:span text:style-name="T65"> crea</text:span><text:span text:style-name="T64">rá</text:span><text:span text:style-name="T65"> un vector de </text:span><text:span text:style-name="T66">tipo carácter o de cadena de texto</text:span><text:span text:style-name="T65"> </text:span><text:span text:style-name="T67">con el número de elementos</text:span><text:span text:style-name="T65"> especificad</text:span><text:span text:style-name="T67">os </text:span><text:span text:style-name="T68">en el argumento de extensión, </text:span><text:span text:style-name="T98">length</text:span><text:span text:style-name="T99">=</text:span><text:span text:style-name="T65">. Los elementos del vector </text:span><text:span text:style-name="T69">creado</text:span><text:span text:style-name="T65"> </text:span><text:span text:style-name="T64">serán</text:span><text:span text:style-name="T65"> todos iguales a</text:span><text:span text:style-name="T66">l campo vacío</text:span><text:span text:style-name="T65"> </text:span><text:span text:style-name="T70">(</text:span><text:span text:style-name="T120">""</text:span><text:span text:style-name="T70">)</text:span><text:span text:style-name="T65">.</text:span></text:p>
      <text:p text:style-name="P21"><text:span text:style-name="T57">La función </text:span><text:span text:style-name="T86">as.character</text:span><text:span text:style-name="T87">()</text:span><text:span text:style-name="T36"> intentará coaccionar su argument</text:span><text:span text:style-name="T43">o</text:span><text:span text:style-name="T36"> al tipo carácter </text:span><text:span text:style-name="T44">y</text:span><text:span text:style-name="T36"> eliminará los atributos del objecto coaccionado, incluyendo sus nombres, </text:span><text:span text:style-name="T44">tal como lo hace </text:span><text:span text:style-name="T86">as.vector</text:span><text:span text:style-name="T88">()</text:span><text:span text:style-name="T36">. </text:span><text:span text:style-name="T44">En el caso de</text:span><text:span text:style-name="T36"> </text:span><text:span text:style-name="T44">objetos de tipo</text:span><text:span text:style-name="T36"> </text:span><text:span text:style-name="T116">lista</text:span><text:span text:style-name="T36"> y </text:span><text:span text:style-name="T116">listas pareadas</text:span><text:span text:style-name="T36"> (</text:span><text:span text:style-name="T45">y otros</text:span><text:span text:style-name="T36"> objetos del lenguaje tales como las </text:span><text:span text:style-name="T116">invocaciones</text:span><text:span text:style-name="T36">), </text:span><text:span text:style-name="T89">as.character()</text:span><text:span text:style-name="T36"> descompondrá los elementos individualmente, excepto que extraerá el primer elemento de los vectores de tipo carácter de extensión igual a uno. </text:span><text:span text:style-name="T73">En el caso de los factores</text:span><text:span text:style-name="T71">, </text:span><text:span text:style-name="T73">que asocian números enteros a valores categóricos, </text:span><text:span text:style-name="T101">as</text:span><text:span text:style-name="T104">.</text:span><text:span text:style-name="T101">character</text:span><text:span text:style-name="T104">()</text:span><text:span text:style-name="T73"> devolverá el valor </text:span><text:span text:style-name="T77">de las etiquetas asociadas a cada elemento</text:span><text:span text:style-name="T71">.</text:span></text:p>
      <text:p text:style-name="P21"><text:span text:style-name="T77">La función </text:span><text:span text:style-name="T100">is.</text:span><text:span text:style-name="T101">character</text:span><text:span text:style-name="T102">()</text:span><text:span text:style-name="T71"> </text:span><text:span text:style-name="T72">devolverá</text:span><text:span text:style-name="T71"> </text:span><text:span text:style-name="T72">el valor lógico verdadero (</text:span><text:span text:style-name="T103">TRUE</text:span><text:span text:style-name="T72">)</text:span><text:span text:style-name="T71"> o </text:span><text:span text:style-name="T72">falso (</text:span><text:span text:style-name="T103">FALSE</text:span><text:span text:style-name="T72">)</text:span><text:span text:style-name="T71"> dependiendo de si </text:span><text:span text:style-name="T73">e</text:span><text:span text:style-name="T74">l</text:span><text:span text:style-name="T75"> objeto </text:span><text:span text:style-name="T76">referido en el</text:span><text:span text:style-name="T75"> argumento x</text:span><text:span text:style-name="T71"> es de tipo </text:span><text:span text:style-name="T77">carácter</text:span><text:span text:style-name="T71">. </text:span><text:span text:style-name="T78">Tenga</text:span><text:span text:style-name="T73"> en cuenta que esta función verifica el tipo de almacenamiento del vector, no si </text:span><text:span text:style-name="T77">todos los</text:span><text:span text:style-name="T73"> objetos contenidos </text:span><text:span text:style-name="T77">son elementos tipo carácter. </text:span><text:span text:style-name="T73">En el caso de los factores</text:span><text:span text:style-name="T77">, </text:span><text:span text:style-name="T73">que asocian números enteros a valores categóricos, </text:span><text:span text:style-name="T104">is.</text:span><text:span text:style-name="T105">character</text:span><text:span text:style-name="T104">()</text:span><text:span text:style-name="T73"> devolverá el valor lógico falso</text:span><text:span text:style-name="T72"> (</text:span><text:span text:style-name="T103">FALSE</text:span><text:span text:style-name="T72">)</text:span><text:span text:style-name="T77">.</text:span></text:p>
      <text:h text:style-name="P41" text:outline-level="2"><text:bookmark-start text:name="__RefHeading___Toc27345_2467995921"/>6. Nota<text:bookmark-end text:name="__RefHeading___Toc27345_2467995921"/></text:h>
      <text:p text:style-name="P22"><text:span text:style-name="T45">La función </text:span><text:span text:style-name="T90">as.character</text:span><text:span text:style-name="T91">()</text:span><text:span text:style-name="T46"> rompe</text:span><text:span text:style-name="T47">rá</text:span><text:span text:style-name="T46"> las líneas en objetos del lenguaje a partir de los 500 caracteres e inserta</text:span><text:span text:style-name="T47">rá</text:span><text:span text:style-name="T46"> un salto de línea. Previo a la versión 2.15.0 de </text:span><text:span text:style-name="T121">R</text:span><text:span text:style-name="T46"> las líneas eran truncadas.</text:span></text:p>
      <text:h text:style-name="P41" text:outline-level="2"><text:bookmark-start text:name="__RefHeading___Toc27347_2467995921"/>7. Referencias<text:bookmark-end text:name="__RefHeading___Toc27347_2467995921"/></text:h>
      <text:p text:style-name="P11"><text:span text:style-name="T111">Becker, Richard A., John M. Chambers y Allan R. Wilks. </text:span><text:span text:style-name="T112">The New S Language: </text:span><text:span text:style-name="T113">A Programming Environment for Data Analysis and Graphics</text:span><text:span text:style-name="T111">. Wadsworth &amp; Brookscole. Boca Raton, FL: CRC Press, 1988.</text:span></text:p>
      <text:h text:style-name="P41" text:outline-level="2"><text:bookmark-start text:name="__RefHeading___Toc27349_2467995921"/>8. Véase también<text:bookmark-end text:name="__RefHeading___Toc27349_2467995921"/></text:h>
      <text:p text:style-name="P25"><text:span text:style-name="T80">En la función </text:span><text:span text:style-name="T117">op</text:span><text:span text:style-name="T118">t</text:span><text:span text:style-name="T117">ions</text:span><text:span text:style-name="T107">()</text:span><text:span text:style-name="T80">, el argumento</text:span><text:span text:style-name="T79"> </text:span><text:span text:style-name="T106">scipen</text:span><text:span text:style-name="T79"> </text:span><text:span text:style-name="T80">determinará el uso de notación científica para</text:span><text:span text:style-name="T79"> la conversión de números. </text:span></text:p>
      <text:p text:style-name="P25"><text:span text:style-name="T81">Las funciones </text:span><text:span text:style-name="T117">paste</text:span><text:span text:style-name="T109">()</text:span><text:span text:style-name="T79">, </text:span><text:span text:style-name="T117">substr</text:span><text:span text:style-name="T109">()</text:span><text:span text:style-name="T79"> y </text:span><text:span text:style-name="T117">strsplit</text:span><text:span text:style-name="T109">()</text:span><text:span text:style-name="T79"> para la concatenación y división de caracteres, </text:span><text:span text:style-name="T117">chartr</text:span><text:span text:style-name="T109">()</text:span><text:span text:style-name="T79"> para </text:span><text:span text:style-name="T81">la </text:span><text:span text:style-name="T79">tr</text:span><text:span text:style-name="T81">ansliteración</text:span><text:span text:style-name="T79"> de caracteres y </text:span><text:span text:style-name="T81">el</text:span><text:span text:style-name="T79"> plegado de mayúsculas y minúsculas (p. ej., de mayúsculas a minúsculas) y </text:span><text:span text:style-name="T81">la funciones</text:span><text:span text:style-name="T79"> </text:span><text:span text:style-name="T117">sub</text:span><text:span text:style-name="T109">()</text:span><text:span text:style-name="T79">, </text:span><text:span text:style-name="T117">grep</text:span><text:span text:style-name="T109">()</text:span><text:span text:style-name="T81">,</text:span><text:span text:style-name="T79"> para la coincidencia de cadenas y sustituciones. Tenga en cuenta que </text:span><text:span text:style-name="T106">help.search(</text:span><text:span text:style-name="T108">keyword</text:span><text:span text:style-name="T106"> = "</text:span><text:span text:style-name="T110">character</text:span><text:span text:style-name="T106">")</text:span><text:span text:style-name="T79"> ofrece</text:span><text:span text:style-name="T82">rá</text:span><text:span text:style-name="T79"> aún más enlaces.</text:span></text:p>
      <text:p text:style-name="P24"><text:span text:style-name="T82">La función </text:span><text:span text:style-name="T117">deparse</text:span><text:span text:style-name="T108">()</text:span><text:span text:style-name="T79">, que normalmente </text:span><text:span text:style-name="T82">será</text:span><text:span text:style-name="T79"> preferible a </text:span><text:span text:style-name="T106">as.character</text:span><text:span text:style-name="T108">()</text:span><text:span text:style-name="T79"> para </text:span><text:span text:style-name="T119">objetos de lenguaje</text:span><text:span text:style-name="T79">.</text:span><text:span text:style-name="T83"> </text:span></text:p>
      <text:h text:style-name="P41" text:outline-level="2"><text:bookmark-start text:name="__RefHeading___Toc27351_2467995921"/><text:span text:style-name="T218">9. </text:span>Ejemplos<text:bookmark-end text:name="__RefHeading___Toc27351_2467995921"/></text:h>
      <text:p text:style-name="P12"><text:tab/>form &lt;- y ~ a + b + c</text:p>
      <text:p text:style-name="P29"><text:soft-page-break/><text:tab/>as.character(form) <text:s/>## <text:span text:style-name="T200">extensión</text:span> 3</text:p>
      <text:p text:style-name="P29"><text:tab/>deparse(form) <text:s text:c="6"/>## like the input</text:p>
      <text:p text:style-name="P30"/>
      <text:p text:style-name="P29"><text:tab/>a0 &lt;- 11/999 <text:s text:c="9"/># <text:span text:style-name="T199">tiene una representación decimal que se repite</text:span></text:p>
      <text:p text:style-name="P29"><text:tab/>(a1 &lt;- as.character(a0))</text:p>
      <text:p text:style-name="P29"><text:tab/>format(a0, digits = 16) # <text:span text:style-name="T200">muestra un dígito más</text:span></text:p>
      <text:p text:style-name="P29"><text:tab/>a2 &lt;- as.numeric(a1)</text:p>
      <text:p text:style-name="P29"><text:tab/>a2 - a0 <text:s text:c="14"/># normal<text:span text:style-name="T199">mente</text:span> <text:span text:style-name="T200">alrededor de</text:span> -1e-17</text:p>
      <text:p text:style-name="P29"><text:tab/>as.character(a2) <text:s text:c="5"/># <text:span text:style-name="T200">normalmente diferente de</text:span> a1</text:p>
      <text:p text:style-name="P31"><text:tab/>print(c(a0, a2), digits = 16)</text:p>
      <text:h text:style-name="P34" text:outline-level="2"><text:bookmark-start text:name="__RefHeading___Toc27353_2467995921"/>1<text:span text:style-name="T222">3</text:span>. Código fuente<text:bookmark-end text:name="__RefHeading___Toc27353_2467995921"/></text:h>
      <text:h text:style-name="P32" text:outline-level="3"><text:bookmark-start text:name="__RefHeading___Toc8813_2467995921"/>1. <text:span text:style-name="T10">character</text:span><text:span text:style-name="T1">()</text:span><text:bookmark-end text:name="__RefHeading___Toc8813_2467995921"/></text:h>
      <text:p text:style-name="P39">function (length = 0L) </text:p>
      <text:p text:style-name="P39"><text:tab/>.Internal(vector("character", length))</text:p>
      <text:p text:style-name="P39"/>
      <text:h text:style-name="P33" text:outline-level="3"><text:bookmark-start text:name="__RefHeading___Toc27355_2467995921"/><text:span text:style-name="T11">2</text:span><text:span text:style-name="T1">. </text:span><text:span text:style-name="T11">as.</text:span><text:span text:style-name="T10">character</text:span><text:span text:style-name="T1">()</text:span><text:bookmark-end text:name="__RefHeading___Toc27355_2467995921"/></text:h>
      <text:p text:style-name="P40">function (x, ...) <text:s/></text:p>
      <text:p text:style-name="P40"><text:tab/>.Primitive("as.character")</text:p>
      <text:p text:style-name="P37"/>
      <text:h text:style-name="P33" text:outline-level="3"><text:bookmark-start text:name="__RefHeading___Toc27357_2467995921"/><text:span text:style-name="T11">3</text:span><text:span text:style-name="T1">. </text:span><text:span text:style-name="T11">is.</text:span><text:span text:style-name="T10">character</text:span><text:span text:style-name="T1">()</text:span><text:bookmark-end text:name="__RefHeading___Toc27357_2467995921"/></text:h>
      <text:p text:style-name="P40">function (x) <text:s/></text:p>
      <text:p text:style-name="P40"><text:tab/>.Primitive("is.character")</text:p>
      <text:p text:style-name="P40"/>
      <text:h text:style-name="P43" text:outline-level="2"><text:bookmark-start text:name="__RefHeading___Toc27359_2467995921"/>1<text:span text:style-name="T222">4</text:span><text:span text:style-name="T223">. Sobre la traducción</text:span><text:bookmark-end text:name="__RefHeading___Toc27359_2467995921"/></text:h>
      <text:p text:style-name="P14"><text:span text:style-name="T134">La traducci</text:span><text:span text:style-name="T135">ón al español de esta página de ayuda fue actualizada el </text:span><text:span text:style-name="T136">2</text:span><text:span text:style-name="T138">9</text:span><text:span text:style-name="T135"> de mayo de 2021 y está basada en la documentación original de </text:span><text:span text:style-name="T20">R</text:span><text:span text:style-name="T135"> en inglés para la versión </text:span><text:span text:style-name="T23">4.0.</text:span><text:span text:style-name="T24">5</text:span><text:span text:style-name="T135">. La revisión técnica todavía no ha sido realizada. Si deseas participar realizando la revisión técnica o sugiriendo mejoras gramaticales/ortográficas/estilísticas al texto </text:span><text:span text:style-name="T137">o adiciones</text:span><text:span text:style-name="T135">, por favor dirígete a la página del proyecto en: </text:span><text:a xlink:type="simple" xlink:href="https://github.com/sicabi/documentacionR" text:style-name="Internet_20_link" text:visited-style-name="Visited_20_Internet_20_Link"><text:span text:style-name="T124">https://github.com/sicabi/documentacionR</text:span></text:a><text:span text:style-name="T135">. Toda contribución será atribuida a la persona que la realice.</text:span></text:p>
      <text:p text:style-name="P38"/>
      <text:p text:style-name="P26">__________________________________________________________________________________________________________________________</text:p>
      <text:p text:style-name="P27"/>
      <text:p text:style-name="P28"><text:span text:style-name="T49">[Pa</text:span><text:span text:style-name="T58">quete </text:span><text:span text:style-name="Emphasis"><text:span text:style-name="T49">base </text:span></text:span><text:span text:style-name="T49">versión 4.0.5 </text:span><text:span text:style-name="T114">Í</text:span><text:span text:style-name="T115">ndice</text:span><text:span text:style-name="T49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style:font-name="Liberation Sans" fo:font-size="10pt" officeooo:rsid="004d6b9b" officeooo:paragraph-rsid="00600e7a" style:font-size-asian="10pt" style:font-size-complex="10pt"/>
    </style:style>
    <style:style style:name="MT1" style:family="text">
      <style:text-properties style:font-name="Liberation Mono1" officeooo:rsid="00600e7a"/>
    </style:style>
    <style:style style:name="MT2" style:family="text">
      <style:text-properties style:font-name="Liberation Mono1"/>
    </style:style>
    <style:style style:name="MT3" style:family="text">
      <style:text-properties style:font-name="Liberation Mono1" fo:font-style="italic" style:font-style-asian="italic" style:font-style-complex="italic"/>
    </style:style>
    <style:style style:name="MT4" style:family="text">
      <style:text-properties fo:color="#808080" loext:opacity="100%" style:font-name="Liberation Mono1" fo:font-size="9pt" officeooo:rsid="00600e7a" style:font-size-asian="9pt" style:font-size-complex="9pt"/>
    </style:style>
    <style:style style:name="MT5" style:family="text">
      <style:text-properties fo:color="#808080" loext:opacity="100%" style:font-name="Liberation Mono1" officeooo:rsid="00600e7a"/>
    </style:style>
    <style:style style:name="MT6" style:family="text">
      <style:text-properties fo:color="#808080" loext:opacity="100%" style:font-name="Liberation Mono1" fo:font-weight="bold" style:font-weight-asian="bold" style:font-weight-complex="bold"/>
    </style:style>
    <style:style style:name="MT7" style:family="text">
      <style:text-properties fo:color="#0000ff" loext:opacity="100%" fo:font-weight="bold" style:font-weight-asian="bold" style:font-weight-complex="bold"/>
    </style:style>
    <style:style style:name="MT8" style:family="text">
      <style:text-properties fo:color="#0000ff" loext:opacity="100%" fo:font-weight="bold" officeooo:rsid="00ae861c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racter</text:span><text:span text:style-name="MT2"> {</text:span><text:span text:style-name="MT3">base</text:span><text:span text:style-name="MT2">} </text:span><text:span text:style-name="MT4">caracteres</text:span><text:span text:style-name="MT5"><text:tab/></text:span><text:tab/><text:tab/><text:tab/><text:tab/><text:tab/> <text:s text:c="8"/>Documentación de <text:span text:style-name="MT6">R</text:span> <text:span text:style-name="MT7">4.0.</text:span><text:span text:style-name="MT8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1T22:13:27.561039363</meta:creation-date>
    <dc:date>2022-01-20T04:52:28.593322956</dc:date>
    <meta:editing-duration>PT15H57M44S</meta:editing-duration>
    <meta:editing-cycles>92</meta:editing-cycles>
    <meta:generator>LibreOffice/7.0.0.1$MacOSX_X86_64 LibreOffice_project/04ba7e3f1e51af6c5d653e543a620e36719083fd</meta:generator>
    <meta:document-statistic meta:table-count="1" meta:image-count="0" meta:object-count="0" meta:page-count="4" meta:paragraph-count="84" meta:word-count="1317" meta:character-count="8525" meta:non-whitespace-character-count="7218"/>
  </office:meta>
</office:document-meta>
</file>